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17.2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28cm" fo:min-width="17.2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" draw:fill="none" draw:textarea-vertical-align="middle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528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1.528cm" fo:min-width="11.184cm"/>
    </style:style>
    <style:style style:name="gr8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9" style:family="graphic" style:parent-style-name="standard">
      <style:graphic-properties draw:textarea-horizontal-align="justify" draw:textarea-vertical-align="middle" draw:auto-grow-height="false" fo:min-height="1.528cm" fo:min-width="6.993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svg:stroke-width="0.081cm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528cm" fo:min-width="3.056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objectwithoutfill">
      <style:graphic-properties draw:stroke="dash" draw:stroke-dash="Fine_20_Dashed" svg:stroke-width="0.081cm" svg:stroke-color="#0066cc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draw:stroke="dash" draw:stroke-dash="Fine_20_Dashed" svg:stroke-width="0.106cm" svg:stroke-color="#ff0000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17.78cm" svg:height="1.778cm" svg:x="2.27cm" svg:y="9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.778cm" svg:x="2.27cm" svg:y="11.54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.778cm" svg:x="2.27cm" svg:y="14.0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78cm" svg:height="1.778cm" svg:x="2.27cm" svg:y="6.47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998cm" svg:height="0.962cm" svg:x="2.352cm" svg:y="6.588cm">
          <draw:text-box>
            <text:p>Protocol Thread</text:p>
          </draw:text-box>
        </draw:frame>
        <draw:frame draw:style-name="gr4" draw:text-style-name="P3" draw:layer="layout" svg:width="4.045cm" svg:height="0.962cm" svg:x="2.397cm" svg:y="9.436cm">
          <draw:text-box>
            <text:p>Main Thread</text:p>
          </draw:text-box>
        </draw:frame>
        <draw:frame draw:style-name="gr4" draw:text-style-name="P3" draw:layer="layout" svg:width="5.383cm" svg:height="0.962cm" svg:x="2.348cm" svg:y="14.462cm">
          <draw:text-box>
            <text:p>MainCam Thread</text:p>
          </draw:text-box>
        </draw:frame>
        <draw:frame draw:style-name="gr4" draw:text-style-name="P3" draw:layer="layout" svg:width="5.104cm" svg:height="0.962cm" svg:x="2.397cm" svg:y="11.922cm">
          <draw:text-box>
            <text:p>SecCam Thread</text:p>
          </draw:text-box>
        </draw:frame>
        <draw:line draw:style-name="gr5" draw:text-style-name="P4" draw:layer="layout" svg:x1="2.27cm" svg:y1="4.683cm" svg:x2="19.923cm" svg:y2="4.683cm">
          <text:p/>
        </draw:line>
        <draw:custom-shape draw:style-name="gr6" draw:text-style-name="P2" xml:id="id1" draw:id="id1" draw:layer="layout" svg:width="7.874cm" svg:height="1.778cm" svg:x="8.874cm" svg:y="9.0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11.684cm" svg:height="1.778cm" svg:x="8.366cm" svg:y="6.4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" draw:id="id2" draw:layer="layout" svg:width="6.35cm" svg:height="1.778cm" svg:x="8.874cm" svg:y="11.5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xml:id="id3" draw:id="id3" draw:layer="layout" svg:width="7.493cm" svg:height="1.778cm" svg:x="8.874cm" svg:y="14.081cm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8.874cm" svg:y1="9.89cm" svg:x2="8.874cm" svg:y2="12.43cm" draw:start-shape="id1" draw:start-glue-point="3" draw:end-shape="id2" draw:end-glue-point="3" svg:d="M8874 9890h-501v2540h501" svg:viewBox="0 0 502 2541">
          <text:p/>
        </draw:connector>
        <draw:connector draw:style-name="gr10" draw:text-style-name="P1" draw:layer="layout" svg:x1="8.874cm" svg:y1="9.89cm" svg:x2="8.874cm" svg:y2="14.97cm" draw:start-shape="id1" draw:start-glue-point="3" draw:end-shape="id3" draw:end-glue-point="3" svg:d="M8874 9890h-502v5080h502" svg:viewBox="0 0 503 5081">
          <text:p/>
        </draw:connector>
        <draw:connector draw:style-name="gr11" draw:text-style-name="P1" draw:layer="layout" svg:x1="2.27cm" svg:y1="9.89cm" svg:x2="8.366cm" svg:y2="7.35cm" draw:start-shape="id4" draw:end-shape="id5" draw:end-glue-point="3" svg:d="M2270 9890h-501v-2540h6597" svg:viewBox="0 0 6598 2541">
          <text:p/>
        </draw:connector>
        <draw:connector draw:style-name="gr10" draw:text-style-name="P1" draw:layer="layout" svg:x1="15.224cm" svg:y1="12.43cm" svg:x2="16.748cm" svg:y2="9.89cm" draw:start-shape="id2" draw:start-glue-point="1" draw:end-shape="id1" draw:end-glue-point="1" svg:d="M15224 12430h2025v-2540h-501" svg:viewBox="0 0 2026 2541">
          <text:p/>
        </draw:connector>
        <draw:connector draw:style-name="gr10" draw:text-style-name="P1" draw:layer="layout" svg:x1="16.367cm" svg:y1="14.97cm" svg:x2="16.748cm" svg:y2="9.89cm" draw:start-shape="id3" draw:start-glue-point="1" draw:end-shape="id1" draw:end-glue-point="1" svg:d="M16367 14970h882v-5080h-501" svg:viewBox="0 0 883 5081">
          <text:p/>
        </draw:connector>
        <draw:custom-shape draw:style-name="gr12" draw:text-style-name="P2" draw:layer="layout" svg:width="3.556cm" svg:height="1.778cm" svg:x="12.303cm" svg:y="6.461cm">
          <text:p text:style-name="P1">Image Miss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4cm" svg:y1="4.429cm" svg:x2="3.54cm" svg:y2="5.064cm">
          <text:p/>
        </draw:line>
        <draw:line draw:style-name="gr13" draw:text-style-name="P4" draw:layer="layout" svg:x1="4.81cm" svg:y1="4.429cm" svg:x2="4.81cm" svg:y2="5.064cm">
          <text:p/>
        </draw:line>
        <draw:line draw:style-name="gr13" draw:text-style-name="P4" draw:layer="layout" svg:x1="6.08cm" svg:y1="4.429cm" svg:x2="6.08cm" svg:y2="5.064cm">
          <text:p/>
        </draw:line>
        <draw:line draw:style-name="gr13" draw:text-style-name="P4" draw:layer="layout" svg:x1="7.35cm" svg:y1="4.429cm" svg:x2="7.35cm" svg:y2="5.064cm">
          <text:p/>
        </draw:line>
        <draw:line draw:style-name="gr13" draw:text-style-name="P4" draw:layer="layout" svg:x1="8.62cm" svg:y1="4.429cm" svg:x2="8.62cm" svg:y2="5.064cm">
          <text:p/>
        </draw:line>
        <draw:line draw:style-name="gr13" draw:text-style-name="P4" draw:layer="layout" svg:x1="9.89cm" svg:y1="4.429cm" svg:x2="9.89cm" svg:y2="5.064cm">
          <text:p/>
        </draw:line>
        <draw:line draw:style-name="gr13" draw:text-style-name="P4" draw:layer="layout" svg:x1="11.16cm" svg:y1="4.429cm" svg:x2="11.16cm" svg:y2="5.064cm">
          <text:p/>
        </draw:line>
        <draw:line draw:style-name="gr13" draw:text-style-name="P4" draw:layer="layout" svg:x1="12.43cm" svg:y1="4.429cm" svg:x2="12.43cm" svg:y2="5.064cm">
          <text:p/>
        </draw:line>
        <draw:line draw:style-name="gr13" draw:text-style-name="P4" draw:layer="layout" svg:x1="13.7cm" svg:y1="4.429cm" svg:x2="13.7cm" svg:y2="5.064cm">
          <text:p/>
        </draw:line>
        <draw:line draw:style-name="gr13" draw:text-style-name="P4" draw:layer="layout" svg:x1="14.97cm" svg:y1="4.429cm" svg:x2="14.97cm" svg:y2="5.064cm">
          <text:p/>
        </draw:line>
        <draw:line draw:style-name="gr13" draw:text-style-name="P4" draw:layer="layout" svg:x1="16.24cm" svg:y1="4.429cm" svg:x2="16.24cm" svg:y2="5.064cm">
          <text:p/>
        </draw:line>
        <draw:line draw:style-name="gr13" draw:text-style-name="P4" draw:layer="layout" svg:x1="17.51cm" svg:y1="4.429cm" svg:x2="17.51cm" svg:y2="5.064cm">
          <text:p/>
        </draw:line>
        <draw:line draw:style-name="gr13" draw:text-style-name="P4" draw:layer="layout" svg:x1="18.78cm" svg:y1="4.429cm" svg:x2="18.78cm" svg:y2="5.064cm">
          <text:p/>
        </draw:line>
        <draw:polyline draw:style-name="gr14" draw:text-style-name="P4" draw:layer="layout" svg:width="2.92cm" svg:height="12.064cm" draw:transform="rotate (1.5707963267949) translate (7.858cm 4.81cm)" svg:viewBox="0 0 2921 12065" draw:points="0,12065 2921,12065 2921,0 127,0">
          <text:p/>
        </draw:polyline>
        <draw:connector draw:style-name="gr15" draw:text-style-name="P4" draw:layer="layout" svg:x1="12.811cm" svg:y1="9.001cm" svg:x2="8.366cm" svg:y2="7.35cm" draw:start-shape="id1" draw:start-glue-point="0" draw:end-shape="id5" draw:end-glue-point="3" svg:d="M12811 9001v-3041h-4946v1390h501" svg:viewBox="0 0 4947 3042">
          <text:p/>
        </draw:connector>
        <draw:frame draw:style-name="gr16" draw:text-style-name="P3" draw:layer="layout" svg:width="4.765cm" svg:height="1.343cm" svg:x="8.112cm" svg:y="5.191cm">
          <draw:text-box>
            <text:p>Image Transf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9:54:29.983697802</meta:creation-date>
    <dc:date>2016-04-22T20:20:03.628670376</dc:date>
    <meta:editing-duration>PT4M45S</meta:editing-duration>
    <meta:editing-cycles>4</meta:editing-cycles>
    <meta:generator>LibreOffice/5.1.2.2$Linux_X86_64 LibreOffice_project/10m0$Build-2</meta:generator>
    <meta:document-statistic meta:object-count="35"/>
  </office:meta>
</office:document-meta>
</file>